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erif CJK SC" svg:font-family="'Noto Serif CJK SC'" style:font-family-generic="system" style:font-pitch="variable"/>
    <style:font-face style:name="Roboto" svg:font-family="Roboto, 'Helvetica Neue', sans-serif, 'Noto Color Emoji', 'apple color emoji', 'windows emoji', 'windows symbol'"/>
  </office:font-face-decls>
  <office:automatic-styles>
    <style:style style:name="P1" style:family="paragraph" style:parent-style-name="Text_20_body">
      <style:paragraph-properties fo:margin-left="0in" fo:margin-right="0in" fo:margin-top="0in" fo:margin-bottom="0in" style:contextual-spacing="false" fo:line-height="120%" fo:text-indent="0in" style:auto-text-indent="false" style:writing-mode="lr-tb"/>
      <style:text-properties fo:font-variant="normal" fo:text-transform="none" fo:color="#ffffff" loext:opacity="100%" style:text-line-through-style="none" style:text-line-through-type="none" style:font-name="Noto Sans Mono" fo:font-size="8pt" fo:font-style="normal" style:text-underline-style="none" fo:font-weight="normal" style:text-blinking="false" fo:background-color="transparent" style:font-size-asian="8pt" style:font-size-complex="8pt"/>
    </style:style>
    <style:style style:name="P2" style:family="paragraph" style:parent-style-name="Text_20_body">
      <style:paragraph-properties fo:margin-left="0in" fo:margin-right="0in" fo:margin-top="0in" fo:margin-bottom="0in" style:contextual-spacing="false" fo:line-height="120%" fo:text-align="center" style:justify-single-word="false" fo:text-indent="0in" style:auto-text-indent="false" style:writing-mode="lr-tb"/>
      <style:text-properties fo:font-variant="normal" fo:text-transform="none" fo:color="#ffffff" loext:opacity="100%" style:text-line-through-style="none" style:text-line-through-type="none" style:font-name="Noto Sans Mono" fo:font-size="8pt" fo:font-style="normal" style:text-underline-style="none" fo:font-weight="normal" style:text-blinking="false" fo:background-color="transparent" style:font-size-asian="8pt" style:font-size-complex="8pt"/>
    </style:style>
    <style:style style:name="P3" style:family="paragraph" style:parent-style-name="Standard">
      <style:text-properties fo:font-variant="normal" fo:text-transform="none" fo:color="#ffffff" loext:opacity="100%" style:text-line-through-style="none" style:text-line-through-type="none" style:font-name="Noto Sans Mono" fo:font-size="8pt" fo:font-style="normal" style:text-underline-style="none" fo:font-weight="normal" officeooo:paragraph-rsid="0013202e" style:text-blinking="false" fo:background-color="transparent" style:font-size-asian="8pt" style:font-size-complex="8pt"/>
    </style:style>
    <style:style style:name="P4" style:family="paragraph" style:parent-style-name="Text_20_body">
      <style:paragraph-properties fo:margin-left="0in" fo:margin-right="0in" fo:margin-top="0in" fo:margin-bottom="0in" style:contextual-spacing="false" fo:line-height="120%" fo:text-indent="0in" style:auto-text-indent="false" style:writing-mode="lr-tb"/>
      <style:text-properties fo:color="#ffffff" loext:opacity="100%" style:font-name="Noto Sans Mono" fo:font-size="8pt" officeooo:paragraph-rsid="001e45c5" style:font-size-asian="8pt" style:font-size-complex="8pt"/>
    </style:style>
    <style:style style:name="P5" style:family="paragraph" style:parent-style-name="Text_20_body">
      <style:paragraph-properties fo:margin-left="0in" fo:margin-right="0in" fo:margin-top="0in" fo:margin-bottom="0in" style:contextual-spacing="false" fo:line-height="120%" fo:text-align="end" style:justify-single-word="false" fo:text-indent="0in" style:auto-text-indent="false" style:writing-mode="lr-tb"/>
      <style:text-properties fo:color="#ffffff" loext:opacity="100%" style:text-line-through-style="none" style:text-line-through-type="none" style:font-name="Noto Sans Mono" fo:font-size="8pt" fo:font-weight="bold" officeooo:rsid="001e45c5" officeooo:paragraph-rsid="001e45c5" style:font-size-asian="8pt" style:font-weight-asian="bold" style:font-size-complex="8pt" style:font-weight-complex="bold"/>
    </style:style>
    <style:style style:name="P6" style:family="paragraph" style:parent-style-name="Text_20_body">
      <style:paragraph-properties fo:margin-left="0in" fo:margin-right="0in" fo:margin-top="0in" fo:margin-bottom="0in" style:contextual-spacing="false" fo:line-height="120%" fo:text-align="start" style:justify-single-word="false" fo:text-indent="0in" style:auto-text-indent="false" style:writing-mode="lr-tb"/>
      <style:text-properties fo:color="#ffffff" loext:opacity="100%" style:text-line-through-style="none" style:text-line-through-type="none" style:font-name="Noto Sans Mono" fo:font-size="8pt" fo:font-weight="bold" officeooo:rsid="001e45c5" officeooo:paragraph-rsid="001e45c5" style:font-size-asian="8pt" style:font-weight-asian="bold" style:font-size-complex="8pt" style:font-weight-complex="bold"/>
    </style:style>
    <style:style style:name="P7" style:family="paragraph" style:parent-style-name="Text_20_body">
      <style:paragraph-properties fo:margin-left="0in" fo:margin-right="0in" fo:margin-top="0in" fo:margin-bottom="0in" style:contextual-spacing="false" fo:line-height="120%" fo:text-align="start" style:justify-single-word="false" fo:text-indent="0in" style:auto-text-indent="false" style:writing-mode="lr-tb"/>
      <style:text-properties fo:color="#ffffff" loext:opacity="100%" style:text-line-through-style="none" style:text-line-through-type="none" style:font-name="Noto Sans Mono" fo:font-size="8pt" fo:font-weight="bold" officeooo:paragraph-rsid="001e45c5" style:font-size-asian="8pt" style:font-weight-asian="bold" style:font-size-complex="8pt" style:font-weight-complex="bold"/>
    </style:style>
    <style:style style:name="P8" style:family="paragraph" style:parent-style-name="Text_20_body">
      <style:paragraph-properties fo:margin-left="0in" fo:margin-right="0in" fo:margin-top="0in" fo:margin-bottom="0in" style:contextual-spacing="false" fo:line-height="120%" fo:text-align="center" style:justify-single-word="false" fo:text-indent="0in" style:auto-text-indent="false" style:writing-mode="lr-tb"/>
      <style:text-properties fo:font-weight="bold" officeooo:rsid="002ad578" officeooo:paragraph-rsid="002ad578" style:font-weight-asian="bold" style:font-weight-complex="bold"/>
    </style:style>
    <style:style style:name="P9" style:family="paragraph" style:parent-style-name="Text_20_body">
      <style:paragraph-properties fo:margin-left="0in" fo:margin-right="0in" fo:margin-top="0in" fo:margin-bottom="0in" style:contextual-spacing="false" fo:line-height="120%" fo:text-align="start" style:justify-single-word="false" fo:text-indent="0in" style:auto-text-indent="false" style:writing-mode="lr-tb"/>
      <style:text-properties fo:font-weight="bold" officeooo:rsid="002c8a76" officeooo:paragraph-rsid="002c8a76" style:font-weight-asian="bold" style:font-weight-complex="bold"/>
    </style:style>
    <style:style style:name="P10" style:family="paragraph" style:parent-style-name="Text_20_body">
      <style:paragraph-properties fo:margin-left="0in" fo:margin-right="0in" fo:margin-top="0in" fo:margin-bottom="0in" style:contextual-spacing="false" fo:line-height="120%" fo:text-align="start" style:justify-single-word="false" fo:text-indent="0in" style:auto-text-indent="false" style:writing-mode="lr-tb"/>
      <style:text-properties fo:font-weight="bold" officeooo:rsid="002c8a76" officeooo:paragraph-rsid="002d3a48" style:font-weight-asian="bold" style:font-weight-complex="bold"/>
    </style:style>
    <style:style style:name="P11" style:family="paragraph" style:parent-style-name="Text_20_body">
      <style:paragraph-properties fo:margin-left="0in" fo:margin-right="0in" fo:margin-top="0in" fo:margin-bottom="0in" style:contextual-spacing="false" fo:line-height="120%" fo:text-align="start" style:justify-single-word="false" fo:text-indent="0in" style:auto-text-indent="false" style:writing-mode="lr-tb"/>
      <style:text-properties fo:font-weight="bold" officeooo:rsid="002df81a" officeooo:paragraph-rsid="002df81a" style:font-weight-asian="bold" style:font-weight-complex="bold"/>
    </style:style>
    <style:style style:name="P12" style:family="paragraph" style:parent-style-name="Text_20_body">
      <style:paragraph-properties fo:margin-left="0in" fo:margin-right="0in" fo:margin-top="0in" fo:margin-bottom="0in" style:contextual-spacing="false" fo:line-height="120%" fo:text-align="center" style:justify-single-word="false" fo:text-indent="0in" style:auto-text-indent="false" style:writing-mode="lr-tb"/>
      <style:text-properties fo:font-weight="bold" officeooo:rsid="002df81a" officeooo:paragraph-rsid="002df81a" style:font-weight-asian="bold" style:font-weight-complex="bold"/>
    </style:style>
    <style:style style:name="P13" style:family="paragraph" style:parent-style-name="Text_20_body">
      <style:paragraph-properties fo:margin-left="0in" fo:margin-right="0in" fo:margin-top="0in" fo:margin-bottom="0in" style:contextual-spacing="false" fo:line-height="120%" fo:text-align="start" style:justify-single-word="false" fo:text-indent="0in" style:auto-text-indent="false" style:writing-mode="lr-tb"/>
      <style:text-properties fo:font-weight="bold" officeooo:rsid="00377ef4" officeooo:paragraph-rsid="00377ef4" style:font-weight-asian="bold" style:font-weight-complex="bold"/>
    </style:style>
    <style:style style:name="P14" style:family="paragraph" style:parent-style-name="Text_20_body">
      <style:paragraph-properties fo:margin-left="0in" fo:margin-right="0in" fo:margin-top="0in" fo:margin-bottom="0in" style:contextual-spacing="false" fo:line-height="120%" fo:text-align="start" style:justify-single-word="false" fo:text-indent="0in" style:auto-text-indent="false" style:writing-mode="lr-tb"/>
      <style:text-properties fo:font-weight="bold" officeooo:paragraph-rsid="002df81a"/>
    </style:style>
    <style:style style:name="P15" style:family="paragraph" style:parent-style-name="Text_20_body">
      <style:paragraph-properties fo:margin-left="0in" fo:margin-right="0in" fo:margin-top="0in" fo:margin-bottom="0in" style:contextual-spacing="false" fo:line-height="120%" fo:text-align="start" style:justify-single-word="false" fo:text-indent="0in" style:auto-text-indent="false" style:writing-mode="lr-tb"/>
      <style:text-properties officeooo:paragraph-rsid="001e45c5"/>
    </style:style>
    <style:style style:name="P16" style:family="paragraph" style:parent-style-name="Text_20_body">
      <style:paragraph-properties fo:margin-left="0in" fo:margin-right="0in" fo:margin-top="0in" fo:margin-bottom="0in" style:contextual-spacing="false" fo:line-height="120%" fo:text-align="start" style:justify-single-word="false" fo:text-indent="0in" style:auto-text-indent="false" style:writing-mode="lr-tb"/>
      <style:text-properties officeooo:paragraph-rsid="0026b83e"/>
    </style:style>
    <style:style style:name="P17" style:family="paragraph" style:parent-style-name="Text_20_body">
      <style:paragraph-properties fo:margin-left="0in" fo:margin-right="0in" fo:margin-top="0in" fo:margin-bottom="0in" style:contextual-spacing="false" fo:line-height="120%" fo:text-align="center" style:justify-single-word="false" fo:text-indent="0in" style:auto-text-indent="false" style:writing-mode="lr-tb"/>
      <style:text-properties fo:font-variant="normal" fo:text-transform="none" fo:color="#ffffff" loext:opacity="100%" style:text-line-through-style="none" style:text-line-through-type="none" style:font-name="Noto Sans Mono" fo:font-size="8pt" fo:font-style="normal" style:text-underline-style="none" fo:font-weight="normal" style:text-blinking="false" fo:background-color="transparent" style:font-size-asian="8pt" style:font-size-complex="8pt"/>
    </style:style>
    <style:style style:name="P18" style:family="paragraph" style:parent-style-name="Text_20_body">
      <style:paragraph-properties fo:margin-left="0in" fo:margin-right="0in" fo:margin-top="0in" fo:margin-bottom="0in" style:contextual-spacing="false" fo:line-height="120%" fo:text-align="start" style:justify-single-word="false" fo:text-indent="0in" style:auto-text-indent="false" style:writing-mode="lr-tb"/>
      <style:text-properties officeooo:rsid="0025284c" officeooo:paragraph-rsid="0025284c"/>
    </style:style>
    <style:style style:name="P19" style:family="paragraph" style:parent-style-name="Text_20_body">
      <style:paragraph-properties fo:margin-left="0in" fo:margin-right="0in" fo:margin-top="0in" fo:margin-bottom="0in" style:contextual-spacing="false" fo:line-height="120%" fo:text-align="center" style:justify-single-word="false" fo:text-indent="0in" style:auto-text-indent="false" style:writing-mode="lr-tb"/>
      <style:text-properties officeooo:rsid="0025284c" officeooo:paragraph-rsid="0025284c"/>
    </style:style>
    <style:style style:name="P20" style:family="paragraph" style:parent-style-name="Text_20_body">
      <style:paragraph-properties fo:margin-left="0in" fo:margin-right="0in" fo:margin-top="0in" fo:margin-bottom="0in" style:contextual-spacing="false" fo:line-height="120%" fo:text-align="start" style:justify-single-word="false" fo:text-indent="0in" style:auto-text-indent="false" style:writing-mode="lr-tb"/>
      <style:text-properties officeooo:rsid="0026b83e" officeooo:paragraph-rsid="0026b83e"/>
    </style:style>
    <style:style style:name="P21" style:family="paragraph" style:parent-style-name="Text_20_body">
      <style:paragraph-properties fo:margin-left="0in" fo:margin-right="0in" fo:margin-top="0in" fo:margin-bottom="0in" style:contextual-spacing="false" fo:line-height="120%" fo:text-align="start" style:justify-single-word="false" fo:text-indent="0in" style:auto-text-indent="false" style:writing-mode="lr-tb"/>
      <style:text-properties officeooo:rsid="002ad578" officeooo:paragraph-rsid="002ad578"/>
    </style:style>
    <style:style style:name="T1" style:family="text">
      <style:text-properties officeooo:rsid="0013a5c5"/>
    </style:style>
    <style:style style:name="T2" style:family="text">
      <style:text-properties fo:font-variant="normal" fo:text-transform="none" style:text-line-through-style="none" style:text-line-through-type="none" fo:font-style="normal" style:text-underline-style="none" fo:font-weight="normal" style:text-blinking="false" fo:background-color="transparent" loext:char-shading-value="0"/>
    </style:style>
    <style:style style:name="T3" style:family="text">
      <style:text-properties fo:font-variant="normal" fo:text-transform="none" style:text-line-through-style="none" style:text-line-through-type="none" fo:font-style="normal" style:text-underline-style="none" fo:font-weight="normal" officeooo:rsid="00165a84" style:text-blinking="false" fo:background-color="transparent" loext:char-shading-value="0"/>
    </style:style>
    <style:style style:name="T4" style:family="text">
      <style:text-properties fo:font-variant="normal" fo:text-transform="none" fo:font-style="normal" style:text-underline-style="none" style:text-blinking="false" fo:background-color="transparent" loext:char-shading-value="0"/>
    </style:style>
    <style:style style:name="T5" style:family="text">
      <style:text-properties fo:font-variant="normal" fo:text-transform="none" fo:font-style="normal" style:text-underline-style="none" fo:font-weight="normal" style:text-blinking="false" fo:background-color="transparent" loext:char-shading-value="0" style:font-weight-asian="normal" style:font-weight-complex="normal"/>
    </style:style>
    <style:style style:name="T6" style:family="text">
      <style:text-properties fo:font-variant="normal" fo:text-transform="none" fo:font-style="normal" style:text-underline-style="none" fo:font-weight="normal" officeooo:rsid="001e45c5" style:text-blinking="false" fo:background-color="transparent" loext:char-shading-value="0" style:font-weight-asian="normal" style:font-weight-complex="normal"/>
    </style:style>
    <style:style style:name="T7" style:family="text">
      <style:text-properties fo:font-variant="normal" fo:text-transform="none" fo:font-style="normal" style:text-underline-style="none" fo:font-weight="normal" officeooo:rsid="001e8908" style:text-blinking="false" fo:background-color="transparent" loext:char-shading-value="0" style:font-weight-asian="normal" style:font-weight-complex="normal"/>
    </style:style>
    <style:style style:name="T8" style:family="text">
      <style:text-properties fo:font-variant="normal" fo:text-transform="none" fo:font-style="normal" style:text-underline-style="none" fo:font-weight="normal" officeooo:rsid="002441e1" style:text-blinking="false" fo:background-color="transparent" loext:char-shading-value="0" style:font-weight-asian="normal" style:font-weight-complex="normal"/>
    </style:style>
    <style:style style:name="T9" style:family="text">
      <style:text-properties fo:font-variant="normal" fo:text-transform="none" fo:font-style="normal" style:text-underline-style="none" fo:font-weight="normal" style:text-blinking="false" fo:background-color="transparent" loext:char-shading-value="0" style:font-style-asian="normal" style:font-weight-asian="normal" style:font-style-complex="normal" style:font-weight-complex="normal"/>
    </style:style>
    <style:style style:name="T10" style:family="text">
      <style:text-properties fo:font-variant="normal" fo:text-transform="none" fo:color="#ffffff" loext:opacity="100%" style:text-line-through-style="none" style:text-line-through-type="none" style:font-name="Noto Sans Mono" fo:font-size="8pt" fo:font-style="normal" style:text-underline-style="none" fo:font-weight="normal" style:text-blinking="false" fo:background-color="transparent" loext:char-shading-value="0" style:font-size-asian="8pt" style:font-weight-asian="normal" style:font-size-complex="8pt" style:font-weight-complex="normal"/>
    </style:style>
    <style:style style:name="T11" style:family="text">
      <style:text-properties fo:font-variant="normal" fo:text-transform="none" fo:color="#ffffff" loext:opacity="100%" style:text-line-through-style="none" style:text-line-through-type="none" style:font-name="Noto Sans Mono" fo:font-size="8pt" fo:font-style="normal" style:text-underline-style="none" fo:font-weight="normal" officeooo:rsid="002421f5" style:text-blinking="false" fo:background-color="transparent" loext:char-shading-value="0" style:font-size-asian="8pt" style:font-weight-asian="normal" style:font-size-complex="8pt" style:font-weight-complex="normal"/>
    </style:style>
    <style:style style:name="T12" style:family="text">
      <style:text-properties fo:font-variant="normal" fo:text-transform="none" fo:color="#ffffff" loext:opacity="100%" style:text-line-through-style="none" style:text-line-through-type="none" style:font-name="Noto Sans Mono" fo:font-size="8pt" fo:font-style="normal" style:text-underline-style="none" fo:font-weight="normal" officeooo:rsid="001e8908" style:text-blinking="false" fo:background-color="transparent" loext:char-shading-value="0" style:font-size-asian="8pt" style:font-weight-asian="normal" style:font-size-complex="8pt" style:font-weight-complex="normal"/>
    </style:style>
    <style:style style:name="T13" style:family="text">
      <style:text-properties fo:font-variant="normal" fo:text-transform="none" fo:color="#ffffff" loext:opacity="100%" style:text-line-through-style="none" style:text-line-through-type="none" style:font-name="Noto Sans Mono" fo:font-size="8pt" fo:font-style="normal" style:text-underline-style="none" fo:font-weight="normal" officeooo:rsid="0021d60b" style:text-blinking="false" fo:background-color="transparent" loext:char-shading-value="0" style:font-size-asian="8pt" style:font-weight-asian="normal" style:font-size-complex="8pt" style:font-weight-complex="normal"/>
    </style:style>
    <style:style style:name="T14" style:family="text">
      <style:text-properties fo:font-variant="normal" fo:text-transform="none" fo:color="#ffffff" loext:opacity="100%" style:text-line-through-style="none" style:text-line-through-type="none" style:font-name="Noto Sans Mono" fo:font-size="8pt" fo:font-style="normal" style:text-underline-style="none" fo:font-weight="normal" officeooo:rsid="0022235d" style:text-blinking="false" fo:background-color="transparent" loext:char-shading-value="0" style:font-size-asian="8pt" style:font-weight-asian="normal" style:font-size-complex="8pt" style:font-weight-complex="normal"/>
    </style:style>
    <style:style style:name="T15" style:family="text">
      <style:text-properties fo:font-variant="normal" fo:text-transform="none" fo:color="#ffffff" loext:opacity="100%" style:text-line-through-style="none" style:text-line-through-type="none" style:font-name="Noto Sans Mono" fo:font-size="8pt" fo:font-style="normal" style:text-underline-style="none" fo:font-weight="normal" officeooo:rsid="0026fad1" style:text-blinking="false" fo:background-color="transparent" loext:char-shading-value="0" style:font-size-asian="8pt" style:font-weight-asian="normal" style:font-size-complex="8pt" style:font-weight-complex="normal"/>
    </style:style>
    <style:style style:name="T16" style:family="text">
      <style:text-properties fo:font-variant="normal" fo:text-transform="none" fo:color="#ffffff" loext:opacity="100%" style:text-line-through-style="none" style:text-line-through-type="none" style:font-name="Noto Sans Mono" fo:font-size="8pt" fo:letter-spacing="normal" fo:font-style="normal" style:text-underline-style="none" fo:font-weight="normal" style:text-blinking="false" fo:background-color="transparent" loext:char-shading-value="0" style:font-size-asian="8pt" style:font-weight-asian="normal" style:font-size-complex="8pt" style:font-weight-complex="normal"/>
    </style:style>
    <style:style style:name="T17" style:family="text">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26fad1" style:text-blinking="false" fo:background-color="transparent" loext:char-shading-value="0" style:font-size-asian="8pt" style:font-weight-asian="normal" style:font-size-complex="8pt" style:font-weight-complex="normal"/>
    </style:style>
    <style:style style:name="T18" style:family="text">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283686" style:text-blinking="false" fo:background-color="transparent" loext:char-shading-value="0" style:font-size-asian="8pt" style:font-weight-asian="normal" style:font-size-complex="8pt" style:font-weight-complex="normal"/>
    </style:style>
    <style:style style:name="T19" style:family="text">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29c8e2" style:text-blinking="false" fo:background-color="transparent" loext:char-shading-value="0" style:font-size-asian="8pt" style:font-weight-asian="normal" style:font-size-complex="8pt" style:font-weight-complex="normal"/>
    </style:style>
    <style:style style:name="T20" style:family="text">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2aefa3" style:text-blinking="false" fo:background-color="transparent" loext:char-shading-value="0" style:font-size-asian="8pt" style:font-weight-asian="normal" style:font-size-complex="8pt" style:font-weight-complex="normal"/>
    </style:style>
    <style:style style:name="T21" style:family="text">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2d3a48" style:text-blinking="false" fo:background-color="transparent" loext:char-shading-value="0" style:font-size-asian="8pt" style:font-weight-asian="normal" style:font-size-complex="8pt" style:font-weight-complex="normal"/>
    </style:style>
    <style:style style:name="T22" style:family="text">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2df81a" style:text-blinking="false" fo:background-color="transparent" loext:char-shading-value="0" style:font-size-asian="8pt" style:font-weight-asian="normal" style:font-size-complex="8pt" style:font-weight-complex="normal"/>
    </style:style>
    <style:style style:name="T23" style:family="text">
      <style:text-properties fo:font-variant="normal" fo:text-transform="none" fo:color="#ffffff" loext:opacity="100%" style:text-line-through-style="none" style:text-line-through-type="none" style:font-name="Noto Sans Mono" fo:font-size="8pt" fo:letter-spacing="normal" fo:font-style="normal" style:text-underline-style="none" fo:font-weight="normal" style:text-blinking="false" fo:background-color="transparent" loext:char-shading-value="0" style:font-size-asian="8pt" style:font-style-asian="normal" style:font-weight-asian="normal" style:font-size-complex="8pt" style:font-style-complex="normal" style:font-weight-complex="normal"/>
    </style:style>
    <style:style style:name="T24" style:family="text">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283686" style:text-blinking="false"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2d3a48" style:text-blinking="false"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2df81a" style:text-blinking="false"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2ff460" style:text-blinking="false"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311d11" style:text-blinking="false" fo:background-color="transparent" loext:char-shading-value="0" style:font-size-asian="8pt" style:font-style-asian="normal" style:font-weight-asian="normal" style:font-size-complex="8pt" style:font-style-complex="normal" style:font-weight-complex="normal"/>
    </style:style>
    <style:style style:name="T29" style:family="text">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32ebf3" style:text-blinking="false" fo:background-color="transparent" loext:char-shading-value="0" style:font-size-asian="8pt" style:font-style-asian="normal" style:font-weight-asian="normal" style:font-size-complex="8pt" style:font-style-complex="normal" style:font-weight-complex="normal"/>
    </style:style>
    <style:style style:name="T30" style:family="text">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330381" style:text-blinking="false" fo:background-color="transparent" loext:char-shading-value="0" style:font-size-asian="8pt" style:font-style-asian="normal" style:font-weight-asian="normal" style:font-size-complex="8pt" style:font-style-complex="normal" style:font-weight-complex="normal"/>
    </style:style>
    <style:style style:name="T31" style:family="text">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333ffc" style:text-blinking="false" fo:background-color="transparent" loext:char-shading-value="0" style:font-size-asian="8pt" style:font-style-asian="normal" style:font-weight-asian="normal" style:font-size-complex="8pt" style:font-style-complex="normal" style:font-weight-complex="normal"/>
    </style:style>
    <style:style style:name="T32" style:family="text">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3517c4" style:text-blinking="false" fo:background-color="transparent" loext:char-shading-value="0" style:font-size-asian="8pt" style:font-style-asian="normal" style:font-weight-asian="normal" style:font-size-complex="8pt" style:font-style-complex="normal" style:font-weight-complex="normal"/>
    </style:style>
    <style:style style:name="T33" style:family="text">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3637c9" style:text-blinking="false" fo:background-color="transparent" loext:char-shading-value="0" style:font-size-asian="8pt" style:font-style-asian="normal" style:font-weight-asian="normal" style:font-size-complex="8pt" style:font-style-complex="normal" style:font-weight-complex="normal"/>
    </style:style>
    <style:style style:name="T34" style:family="text">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367fb6" style:text-blinking="false" fo:background-color="transparent" loext:char-shading-value="0" style:font-size-asian="8pt" style:font-style-asian="normal" style:font-weight-asian="normal" style:font-size-complex="8pt" style:font-style-complex="normal" style:font-weight-complex="normal"/>
    </style:style>
    <style:style style:name="T35" style:family="text">
      <style:text-properties fo:font-variant="normal" fo:text-transform="none" fo:color="#ffffff" loext:opacity="100%" style:text-line-through-style="none" style:text-line-through-type="none" style:font-name="Noto Sans Mono" fo:font-size="8pt" fo:letter-spacing="normal" fo:font-style="normal" style:text-underline-style="none" officeooo:rsid="002aefa3" style:text-blinking="false" fo:background-color="transparent" loext:char-shading-value="0" style:font-size-asian="8pt" style:font-size-complex="8pt"/>
    </style:style>
    <style:style style:name="T36" style:family="text">
      <style:text-properties fo:font-variant="normal" fo:text-transform="none" fo:color="#ffffff" loext:opacity="100%" style:text-line-through-style="none" style:text-line-through-type="none" style:font-name="Noto Sans Mono" fo:font-size="8pt" fo:letter-spacing="normal" fo:font-style="normal" style:text-underline-style="none" officeooo:rsid="00333ffc" style:text-blinking="false" fo:background-color="transparent" loext:char-shading-value="0" style:font-size-asian="8pt" style:font-style-asian="normal" style:font-size-complex="8pt" style:font-style-complex="normal"/>
    </style:style>
    <style:style style:name="T37" style:family="text">
      <style:text-properties fo:font-variant="normal" fo:text-transform="none" fo:color="#ffffff" loext:opacity="100%" style:text-line-through-style="none" style:text-line-through-type="none" style:font-name="Noto Sans Mono" fo:font-size="8pt" fo:letter-spacing="normal" fo:font-style="italic" style:text-underline-style="none" fo:font-weight="normal" style:text-blinking="false" fo:background-color="transparent" loext:char-shading-value="0" style:font-size-asian="8pt" style:font-style-asian="italic" style:font-weight-asian="normal" style:font-size-complex="8pt" style:font-style-complex="italic" style:font-weight-complex="normal"/>
    </style:style>
    <style:style style:name="T38" style:family="text">
      <style:text-properties fo:font-variant="normal" fo:text-transform="none" fo:color="#ffffff" loext:opacity="100%" style:text-line-through-style="none" style:text-line-through-type="none" style:font-name="Noto Sans Mono" fo:font-size="8pt" fo:letter-spacing="normal" fo:font-style="italic" style:text-underline-style="none" fo:font-weight="normal" officeooo:rsid="002d3a48" style:text-blinking="false" fo:background-color="transparent" loext:char-shading-value="0" style:font-size-asian="8pt" style:font-style-asian="italic" style:font-weight-asian="normal" style:font-size-complex="8pt" style:font-style-complex="italic" style:font-weight-complex="normal"/>
    </style:style>
    <style:style style:name="T39" style:family="text">
      <style:text-properties officeooo:rsid="0014cae5"/>
    </style:style>
    <style:style style:name="T40" style:family="text">
      <style:text-properties officeooo:rsid="00165a84"/>
    </style:style>
    <style:style style:name="T41" style:family="text">
      <style:text-properties officeooo:rsid="001c4d7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ext:p text:style-name="P3"><text:span text:style-name="T41">I</text:span> woke early, drank a coffee-and-a-half in the hammock, came upstairs and typed out four-and-a-half days worth of journal entries while trying to optimize my text editor… I had to revert back to plain text and fiddle with some custom printer margins, but I was finally able to print some pages to insert into my journal after dreaming about it for possibly a couple weeks. I think I should probably manually cut pages where they end with scissors in order to more easily transition between printed and hand-written entries.</text:p>
      <text:p text:style-name="P1"><text:s text:c="3"/>Or, maybe I could even just print over hand-written entries. It might look a little crazy, but I would end up with a nice heft and consistency.</text:p>
      <text:p text:style-name="P1"/>
      <text:p text:style-name="P2">. . .</text:p>
      <text:p text:style-name="P2"/>
      <text:p text:style-name="P1">I walked to Kota Kai, considering an iced latte, but checked my walk time to Hendrix while in line, and didn’t have time, so I went across the street to the Brew Pump, bought a six-pack of Trail Pass, walked down to Kev and Alyse’s and sat on the porch while they and Dulci partied inside.</text:p>
      <text:p text:style-name="P1"><text:s text:c="3"/>We loaded up the VW including Charlie the dog and drove down the mountain to Old Fort, where they had rented a pool using the app Swimply. We stocked the bar with seltzers, beers, sandwiches, fruit, tamales loaded up Jason’s playlist and started to swim. Ryan, Melissa and Max arrived at the same time, and we were soon joined by <text:span text:style-name="T1">Steve, Marissa, their friend Sarah, Scott, </text:span><text:span text:style-name="T39">his cousin Charlie,</text:span><text:span text:style-name="T1"> Leann, Evan, Amanda, Tuvi and Wes.</text:span></text:p>
      <text:p text:style-name="P1"><text:soft-page-break/><text:s text:c="3"/><text:span text:style-name="T39">We swam in the pool until 6PM and had a great time, packed our remaining belongings, got gas and drove up the mountain. Kev dropped me off at my house, where I changed clothes, got in the Mini and drove downtown to the Lazoom Room. I hung in the lot with Ether Scott while waiting for parking, loaded in my drums, set them up and walked to Asheville Club for a latte and an Americano. The drum circle was happening in Pritchard Park and downtown was very busy. I walked down Church Street, back to the venue where I drank my latte in the open window.</text:span></text:p>
      <text:p text:style-name="P1"><text:s text:c="3"/><text:span text:style-name="T39">We watched two lousy comedians, got into our black skin suits and made noises while Joe Carrol told some captivating stories, prompted by the word “cat.” </text:span><text:span text:style-name="T40">I got out of my suit, packed up my drums, put them in the Mini and drove home with the top down. Despite liking how my words looked the way they were printed, I tried several other methods, mainly due to wanting to be able to see when I had filled up a page, and also wanting to be able to center, bold, etc.</text:span></text:p>
      <text:p text:style-name="P4"><text:span text:style-name="T2"><text:s text:c="3"/></text:span><text:span text:style-name="T3">In other words, I typed in my journal and tweaked settings in the Mac Text editor (which I gave up on mainly due to it not being connected to the printer,) Google Docs (which doesn’t let you set a custom page size,) and LibreOffice Writer, which took some poking around, but I think I found a format and workflow I am happy with. I’m sure it will continue to evolve for a long while. My ultimate goal is to have something I’m totally happy with by the time I start my next journal.</text:span></text:p>
      <text:p text:style-name="P5"><text:soft-page-break/><text:span text:style-name="T4">—VI.XXII</text:span></text:p>
      <text:p text:style-name="P5"><text:span text:style-name="T5"/></text:p>
      <text:p text:style-name="P6"><text:span text:style-name="T5">I woke and played Wordle with blurry eyes, </text:span><text:span text:style-name="T9">Edict</text:span><text:span text:style-name="T5"> in four. Hannah sent me a reel of a cat with a majestically fluffy tail and I had an appropriate one saved up with which to respond. She reacted with a laughing emoji but did not respond to my final texts from the day before, not that any response is necessary, especially between her sister’s bachelorette party and wedding.</text:span></text:p>
      <text:p text:style-name="P7"><text:span text:style-name="T6"><text:s text:c="3"/>Ryan texted me at 10:50 </text:span><text:span text:style-name="T7">asking if I wanted to bat book at 2. I said sure and walked up to Kota Kai, where I drank a cup of drip in the window </text:span><text:span text:style-name="T8">and scrolled around Amazon looking at journals that would be close to 4x6 in size. </text:span><text:span text:style-name="T7">I had planned on continuing to Aldi, but it was hot and I was tired. Instead, I walked home, sat at my computer and wrote in my journal.</text:span></text:p>
      <text:p text:style-name="P15"><text:span text:style-name="T12"><text:s text:c="3"/></text:span><text:span text:style-name="T13">Hannah texted me at noon with the Visible referral, asked how the pool hang went and gave a brief update about the girl house, which made me feel good. </text:span><text:span text:style-name="T14">I told her about the people and vittles of the pool party and went back to figuring out the best way to incorporate emdashes into LibreOffice Writer.</text:span></text:p>
      <text:p text:style-name="P15"><text:span text:style-name="T11"/></text:p>
      <text:p text:style-name="P18"><text:span text:style-name="T11">I’</text:span><text:span text:style-name="T10">m not going to lie; I want to fill a whole page while I sit here because it is still so fun to print out entries and see them stuck into my journal. Plus, now I even have the use of bold and emdashes figured out, so here you have it, a full page!</text:span></text:p>
      <text:p text:style-name="P19"><text:soft-page-break/><text:span text:style-name="T10">. . .</text:span></text:p>
      <text:p text:style-name="P19"><text:span text:style-name="T10"/></text:p>
      <text:p text:style-name="P20"><text:span text:style-name="T10">At noon, I had texted Ryan, “Gwan give me a ride or should I drive?” He had not texted me by 1:06, so I decided to drive. I did about 10 laps around Battery Park before finding a spot, then unloaded the Fursty kit, paid for parking, set up, got a latte from Summit, waited for Fursty, played our first set, paid for more parking and played the second set.</text:span></text:p>
      <text:p text:style-name="P20"><text:span text:style-name="T10"><text:s text:c="3"/>I sat with my spine along the edge of the open door to the patio, played with mostly hot rods and thought about nothing. </text:span><text:span text:style-name="T15">Hannah texted saying, “We are staying just til Sunday and then on Monday I have a few days of work before everything starts on Thursday!”</text:span></text:p>
      <text:p text:style-name="P16"><text:span text:style-name="T15"><text:s text:c="3"/>I said, “</text:span><text:span text:style-name="T17">Ohhhhhh I thought the wedding was today!” and sent a picture of Ryan and I. He said, “Who you sending that to?” and I said, “I dunno!”</text:span></text:p>
      <text:p text:style-name="P16"><text:span text:style-name="T17"><text:s text:c="3"/></text:span><text:span text:style-name="T18">I packed up swiftly after the gig and walked to Burgerworx, where they were training a brand new employee. I was patient with him not wanting to ask me anything, but I could not tolerate the price, $26.98 for a double smash burger with two slices of cheese, fries and a GuinNA.</text:span></text:p>
      <text:p text:style-name="P16"><text:span text:style-name="T18"><text:s text:c="3"/>I ate that, drove to High Five by the river, ordered another latte and drank it in front of the school under a tree. I was joined by Charlie the Human. We sat cross-legged and talked about the Greensboro show until Juan arrived. We had a rust-busting rehearsal during which I received a text from Scott:</text:span></text:p>
      <text:p text:style-name="P16"><text:soft-page-break/><text:span text:style-name="T18"><text:s text:c="3"/>“</text:span><text:span text:style-name="T24">Good day man! I hope this finds you well. A thought came to me and i wanted to run something by ya- we are heading to connecticut next thursday and coming back monday. Does any part of you find the motion of house/pet sitting at our place for those days? With payment involved too? No sweat if not, totally understand! Just wanted to run that prospect by you before we booked pur pet sitting peeps in case that sounded fun to you. Either way good vibes to ya!</text:span><text:span text:style-name="T18">”</text:span></text:p>
      <text:p text:style-name="P16"><text:span text:style-name="T18"><text:s text:c="3"/></text:span><text:span text:style-name="T19">I agreed, of course, finished rehearsal, said goodbye to Charlie &amp; Juan, drove to Ingles, bought two bananas, a can of peas, grape juice, grape popsicles and grapes. I drove home, pulled the truck forward, parked the Mini behind it and wrote in my journal. The neighbors at the top of the street are having a party, possibly their biggest since I’ve lived here, and it sounds like there’s a live band playing. I just may check it out.</text:span></text:p>
      <text:p text:style-name="P16"><text:span text:style-name="T19"/></text:p>
      <text:p text:style-name="P21"><text:span text:style-name="T16">I grabbed a popsicle and walked out of the house. </text:span><text:span text:style-name="T19">I</text:span><text:span text:style-name="T16">f the gate had been open, I would have checked it out for sure, but something about having to go through the house was a dealbreaker. That’s something I’ve been noticing about myself a lot lately; I will avoid getting into a house or car unnecessarily at all reasonable costs when the weather is nice. Perhaps this is why the Brew Pump is my favorite bar ever———no need to go inside ever, not even to pee. </text:span><text:span text:style-name="T20">I think I will go there instead. If I write one more sentence, I can print this page too!</text:span></text:p>
      <text:p text:style-name="P8"><text:soft-page-break/><text:span text:style-name="T35">. . .</text:span></text:p>
      <text:p text:style-name="P8"><text:span text:style-name="T20"/></text:p>
      <text:p text:style-name="P9"><text:span text:style-name="T16">When I walked into the Brew Pump, I saw Jackie, Amy, Annabelle and Eden sitting at the first table. Casey was at the second, </text:span><text:span text:style-name="T21">flipping</text:span><text:span text:style-name="T16"> me off. </text:span><text:span text:style-name="T21">He</text:span><text:span text:style-name="T16"> offered for me to sit, which I did, </text:span><text:span text:style-name="T21">and</text:span><text:span text:style-name="T16"> suggested I get a beer, so I went inside and bought a six-pack of Athletic IPA.</text:span></text:p>
      <text:p text:style-name="P9"><text:span text:style-name="T16"><text:s text:c="3"/>The girls were leaving by the time I went back outside. I sat down with Casey and realized he was very drunk. He eventually followed the girls across the street to the Pub, and I was left with JB, Chad, Fuckchop and Drunk Rob. JB left for tacos. Fuckchop went home to drink </text:span><text:span text:style-name="T21">more cheaply</text:span><text:span text:style-name="T16">. I observed to Chad that the place was dead. “Maybe I’ll sit out front with Lamont and see if anything happens,” I said.</text:span></text:p>
      <text:p text:style-name="P10"><text:span text:style-name="T16"><text:s text:c="3"/>Holly was calling the cops on a lady. I sat there listening to reggea and hip-hop coming from Lamont’s </text:span><text:span text:style-name="T22">bike</text:span><text:span text:style-name="T16">. Jackie and Annabelle joined us for a bit, then Grant, then Cam, </text:span><text:span text:style-name="T21">who said he had been to two graduation parties</text:span><text:span text:style-name="T16">. “</text:span><text:span text:style-name="T21">That must have been what was going on on my street,” I said.</text:span></text:p>
      <text:p text:style-name="P10"><text:span text:style-name="T21"><text:s text:c="3"/></text:span><text:span text:style-name="T16">Lamont rode his bicycle away and Cam wandered </text:span><text:span text:style-name="T21">back </text:span><text:span text:style-name="T16">around the corner. Grant was leaving, </text:span><text:span text:style-name="T21">too, </text:span><text:span text:style-name="T16">and after letting him compliment my chin for a third time, I walked </text:span><text:span text:style-name="T21">toward </text:span><text:span text:style-name="T16">home. </text:span><text:span text:style-name="T21">When I turned onto my street, I</text:span><text:span text:style-name="T16"> realized there </text:span><text:span text:style-name="T37">was</text:span><text:span text:style-name="T23"> a side gate open to the party, just not at an angle I could have ever noticed walking up from my house.</text:span></text:p>
      <text:p text:style-name="P9"><text:span text:style-name="T23"><text:s text:c="3"/>I went inside, ate </text:span><text:span text:style-name="T25">a few</text:span><text:span text:style-name="T23"> grapes, recycled my two Athletics, replaced the </text:span><text:span text:style-name="T26">liner</text:span><text:span text:style-name="T23"> from the trash I had </text:span><text:soft-page-break/><text:span text:style-name="T23">taken out earlier, took off my bag and hat, hung them on the side of my door, sat at my computer, smoked a bowl, put on </text:span><text:span text:style-name="T25">some </text:span><text:span text:style-name="T38">Piper Oz the Hound</text:span><text:span text:style-name="T23"> and wrote in my journal.</text:span></text:p>
      <text:p text:style-name="P9"><text:span text:style-name="T23"/></text:p>
      <text:p text:style-name="P11"><text:span text:style-name="T23">I am very happy to be writing more verbosely at a computer, and I have had some ideas about how to do more of it. One idea is to go through </text:span><text:span text:style-name="T37">A Good Visit</text:span><text:span text:style-name="T23"> and rewrite/reformat it for 4x6, then find a random book to paste the story inside of.</text:span></text:p>
      <text:p text:style-name="P11"><text:span text:style-name="T23"><text:s text:c="3"/>Obviously, another idea would be to start writing something new. I forgot to mention earlier I had purchased two notebooks from Ingles. One was too small for labels, but one has a hard cover, spiral binding and perforated pages. It could be really fun to prototype/iterate a story that way. Of course that could work with a donor paperback as well. It might even be extra cool to have random pages ripped out.</text:span></text:p>
      <text:p text:style-name="P11"><text:span text:style-name="T23"><text:s text:c="3"/></text:span><text:span text:style-name="T27">A third idea is go through and type up old journals. The slightly fictionalized ones I temporarily published might be a good candiate for that, if they aren’t too borin</text:span><text:span text:style-name="T28">g . . .</text:span><text:span text:style-name="T27"> </text:span><text:span text:style-name="T28">A quick glance makes them and the idea seem boring.</text:span></text:p>
      <text:p text:style-name="P11"><text:span text:style-name="T28"><text:s text:c="3"/>One thing I know for sure is I would like to get through this journal as quickly as possible so that I can start a new one. I do trust the process, though. </text:span><text:span text:style-name="T29">I think writing for no one, for now, is my best bet. I am on a roll because this method truly combines the best elements of typing and writing by hand.</text:span></text:p>
      <text:p text:style-name="P11"><text:soft-page-break/><text:span text:style-name="T29"><text:s text:c="3"/>Also, the notorious dots stolen from Mr. Vonnegut do their job better than ever. As always, they indicate how much writing was labored over in a sitting. But in this case, they indicate, while still </text:span><text:span text:style-name="T32">typing</text:span><text:span text:style-name="T29">, how far back an edit may go, </text:span><text:span text:style-name="T30">which could also be subconsciously interesting information upon reading.</text:span></text:p>
      <text:p text:style-name="P11"><text:span text:style-name="T30"><text:s text:c="3"/></text:span><text:span text:style-name="T31">What I’m trying to say is that this process may really encourage some healthy freewriting. I shouldn’t think too much about what I can extract from that, but I would certainly be open to the opportunity of a spinoff project. Conversely, being able to re-combine my journals and my freewriting after a short attempt of trying both months ago is very exiting. That process failed because, as I may have said earlier (or perhaps only in my excited text to Hannah,) having writing live on a computer only is just not exciting for me.</text:span></text:p>
      <text:p text:style-name="P14"><text:span text:style-name="T31"><text:s text:c="3"/></text:span><text:span text:style-name="T32">Said text: “This morning I realized I can print journal entries on my label printer and stick them into my journal so I can keep a consistent format whether I'm writing by hand or typing, both of which are great; I just hate that my hand cramps up if I have a lot to write or that they don't end up in the book if I switch to a keyboard. I can even write them out first and stick the label on top so my next one is gonna be fully printed... so stoked”</text:span></text:p>
      <text:p text:style-name="P11"><text:span text:style-name="T31"><text:s text:c="3"/></text:span><text:span text:style-name="T32">What I should do</text:span><text:span text:style-name="T31"> is print out the entries that only live on GitHub! Unlike the fictionalized sobriety </text:span><text:span text:style-name="T33">tales</text:span><text:span text:style-name="T31">, the GitHub ones have never existed in print. I would be very curious to read about that </text:span><text:soft-page-break/><text:span text:style-name="T34">not-so-long-ago </text:span><text:span text:style-name="T31">time </text:span><text:span text:style-name="T34">of my life</text:span><text:span text:style-name="T31">. If I remember correctly, it is mostly about playing World of Warcraft and music with Scott McMicken.</text:span></text:p>
      <text:p text:style-name="P11"><text:span text:style-name="T31"/></text:p>
      <text:p text:style-name="P12"><text:span text:style-name="T36">. . .</text:span></text:p>
      <text:p text:style-name="P12"><text:span text:style-name="T31"/></text:p>
      <text:p text:style-name="P13"><text:span text:style-name="T31">I </text:span><text:span text:style-name="T23">copied the contents of my GitHub journal into LibreOffice Writer, formatted them into 4x6 format, printed 51 pages, smoked more weed, pasted pages into the notebook I had bought, sat on the bed, read them all and, at 2:30, wrote in my journal.</text:span></text:p>
      <text:p text:style-name="P13"><text:span text:style-name="T23"/></text:p>
      <text:p text:style-name="P13"><text:span text:style-name="T23">That was indeed a very interesting time of my life. It’s almost as if the motivation I had to work on keyboard and technical things during the day was a compensation to make up for the time lost while drinking and hungover. A logical way to fill the rest of the pages of that journal would be to transcribe the beginning of my next journal, but something about that seems inauthentic or maybe just unfun.</text:span></text:p>
      <text:p text:style-name="P13"><text:span text:style-name="T23"><text:s text:c="3"/>Those entries already exist in physical form. It seems to imply the project is for someone other than me. A compromise would be to go back to the idea of printing the slightly fictionalized entries, but the original accounts of those days are in the very same journal. What should fill those pages?</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erif CJK SC" svg:font-family="'Noto Serif CJK SC'" style:font-family-generic="system" style:font-pitch="variable"/>
    <style:font-face style:name="Roboto" svg:font-family="Roboto, 'Helvetica Neue', sans-serif, 'Noto Color Emoji', 'apple color emoji', 'windows emoji', 'windows 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06-23T02:09:11.800328234</dc:date>
    <meta:editing-duration>PT13H53M22S</meta:editing-duration>
    <meta:editing-cycles>31</meta:editing-cycles>
    <meta:generator>LibreOffice/7.3.7.2$Linux_X86_64 LibreOffice_project/30$Build-2</meta:generator>
    <meta:print-date>2024-06-22T20:21:54.715108801</meta:print-date>
    <meta:document-statistic meta:table-count="0" meta:image-count="0" meta:object-count="0" meta:page-count="9" meta:paragraph-count="40" meta:word-count="2335" meta:character-count="12336" meta:non-whitespace-character-count="9967"/>
  </office:meta>
</office:document-meta>
</file>